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>
      <style:paragraph-properties fo:margin-top="0cm" fo:margin-bottom="0.499cm"/>
    </style:style>
    <style:style style:name="P3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file:///search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tp://awbw.wikia.com/wiki/Damage_Formula</text:p>
      <text:p text:style-name="P2"><text:bookmark text:name="wdJQWvTF"/>D%=[B*ACO/100+R]*(AHP/10)*[(200-(DCO+DTR*DHP))/100] </text:p>
      <text:p text:style-name="Text_20_body">D = Actual damage expressed as a percentage </text:p>
      <text:p text:style-name="Text_20_body">B = Base damage (in damage chart) </text:p>
      <text:p text:style-name="Text_20_body">ACO = Attacking CO attack value (example:130 for <text:a xlink:type="simple" xlink:href="http://awbw.wikia.com/wiki/Kanbei" text:style-name="Internet_20_link" text:visited-style-name="Visited_20_Internet_20_Link">Kanbei</text:a>) </text:p>
      <text:p text:style-name="Text_20_body">R = Random number 0-9 </text:p>
      <text:p text:style-name="Text_20_body">AHP = HP of attacker </text:p>
      <text:p text:style-name="Text_20_body">DCO = Defending CO defense value (example:80 for <text:a xlink:type="simple" xlink:href="http://awbw.wikia.com/wiki/Grimm" text:style-name="Internet_20_link" text:visited-style-name="Visited_20_Internet_20_Link">Grimm</text:a>) </text:p>
      <text:p text:style-name="Text_20_body">DTR = Defending Terrain Stars (IE plain = 1, wood = 2) </text:p>
      <text:p text:style-name="Text_20_body">DHP = HP of defender </text:p>
      <text:p text:style-name="P1"/>
      <text:h text:style-name="Heading_20_2" text:outline-level="2">Damage Calculation Guide by <text:a xlink:type="simple" xlink:href="https://www.gamefaqs.com/community/Serra_Britt" text:style-name="Internet_20_link" text:visited-style-name="Visited_20_Internet_20_Link">Serra Britt</text:a></text:h>
      <text:p text:style-name="Text_20_body"><text:span text:style-name="T1">Version:</text:span> 1.0 | <text:span text:style-name="T1">Updated:</text:span> 11/16/04 | Search Guide | Bookmark Guide</text:p>
      <text:p text:style-name="Preformatted_20_Text"><text:bookmark text:name="faqspan-1"/><text:bookmark text:name="faqtext"/>The Advance Wars 2 Calculator Version 1.0</text:p>
      <text:p text:style-name="Preformatted_20_Text">by Samuel Wilder</text:p>
      <text:p text:style-name="Preformatted_20_Text">amalricantero@hotmail.com</text:p>
      <text:p text:style-name="Preformatted_20_Text">November 16, 2004</text:p>
      <text:p text:style-name="Preformatted_20_Text"/>
      <text:p text:style-name="Preformatted_20_Text">#1 Contents</text:p>
      <text:p text:style-name="Preformatted_20_Text"/>
      <text:p text:style-name="Preformatted_20_Text">Contents <text:s text:c="9"/>1</text:p>
      <text:p text:style-name="Preformatted_20_Text">Version History <text:s text:c="2"/>2</text:p>
      <text:p text:style-name="Preformatted_20_Text">Introduction <text:s text:c="5"/>3</text:p>
      <text:p text:style-name="Preformatted_20_Text">Base Damage <text:s text:c="6"/>4</text:p>
      <text:p text:style-name="Preformatted_20_Text">Offense Modifiers 5</text:p>
      <text:p text:style-name="Preformatted_20_Text">Defense Modifiers 6</text:p>
      <text:p text:style-name="Preformatted_20_Text">Calculation Rules 7</text:p>
      <text:p text:style-name="Preformatted_20_Text">Random Notes <text:s text:c="5"/>8</text:p>
      <text:p text:style-name="Preformatted_20_Text">Credits <text:s text:c="10"/>9</text:p>
      <text:p text:style-name="Preformatted_20_Text"/>
      <text:p text:style-name="Preformatted_20_Text">#2 Version History</text:p>
      <text:p text:style-name="Preformatted_20_Text">11/16/04 - 1.0 Initial Version</text:p>
      <text:p text:style-name="Preformatted_20_Text"/>
      <text:p text:style-name="Preformatted_20_Text">#3 Introduction</text:p>
      <text:p text:style-name="Preformatted_20_Text"/>
      <text:p text:style-name="Preformatted_20_Text">Ever wanted to know how much damage units do to each other? <text:s/>Or maybe you</text:p>
      <text:p text:style-name="Preformatted_20_Text">didn't want to waste that fuel in fog of war just to see a 10%? <text:s/>Then you can</text:p>
      <text:p text:style-name="Preformatted_20_Text">use this guide to calculate your numbers in advance!</text:p>
      <text:p text:style-name="Preformatted_20_Text"/>
      <text:p text:style-name="Preformatted_20_Text">You can skip to certain parts by using the # and the digit listed in the</text:p>
      <text:p text:style-name="Preformatted_20_Text">contents. <text:s/>To get to Introduction, for instance, use #3.</text:p>
      <text:p text:style-name="Preformatted_20_Text"/>
      <text:p text:style-name="Preformatted_20_Text">#4 Base Damage</text:p>
      <text:p text:style-name="Preformatted_20_Text"/>
      <text:p text:style-name="Preformatted_20_Text">Infantry:</text:p>
      <text:p text:style-name="Preformatted_20_Text">vs. <text:s text:c="4"/>Infantry <text:s/>55</text:p>
      <text:p text:style-name="Preformatted_20_Text"><text:s text:c="8"/>Mech <text:s text:c="5"/>45</text:p>
      <text:p text:style-name="Preformatted_20_Text"><text:s text:c="8"/>Recon <text:s text:c="4"/>12</text:p>
      <text:p text:style-name="Preformatted_20_Text"><text:s text:c="8"/>Tank <text:s text:c="6"/>5</text:p>
      <text:p text:style-name="Preformatted_20_Text"><text:s text:c="8"/>Md Tank <text:s text:c="3"/>1</text:p>
      <text:p text:style-name="Preformatted_20_Text"><text:soft-page-break/><text:s text:c="8"/>Neotank <text:s text:c="3"/>1</text:p>
      <text:p text:style-name="Preformatted_20_Text"><text:s text:c="8"/>APC <text:s text:c="6"/>14</text:p>
      <text:p text:style-name="Preformatted_20_Text"><text:s text:c="8"/>Artlry <text:s text:c="3"/>15</text:p>
      <text:p text:style-name="Preformatted_20_Text"><text:s text:c="8"/>Rockets <text:s text:c="2"/>25</text:p>
      <text:p text:style-name="Preformatted_20_Text"><text:s text:c="8"/>A-Air <text:s text:c="5"/>5</text:p>
      <text:p text:style-name="Preformatted_20_Text"><text:s text:c="8"/>Missiles <text:s/>25</text:p>
      <text:p text:style-name="Preformatted_20_Text"><text:s text:c="8"/>B Cptr <text:s text:c="4"/>7</text:p>
      <text:p text:style-name="Preformatted_20_Text"><text:s text:c="8"/>T Cptr <text:s text:c="3"/>30</text:p>
      <text:p text:style-name="Preformatted_20_Text"><text:s text:c="8"/>Pipe 1</text:p>
      <text:p text:style-name="Preformatted_20_Text">Mech:</text:p>
      <text:p text:style-name="Preformatted_20_Text">vs. <text:s text:c="4"/>Infantry <text:s/>65</text:p>
      <text:p text:style-name="Preformatted_20_Text"><text:s text:c="8"/>Mech <text:s text:c="5"/>55</text:p>
      <text:p text:style-name="Preformatted_20_Text"><text:s text:c="8"/>Recon <text:s text:c="4"/>85</text:p>
      <text:p text:style-name="Preformatted_20_Text"><text:s text:c="8"/>Tank <text:s text:c="5"/>55</text:p>
      <text:p text:style-name="Preformatted_20_Text"><text:s text:c="8"/>Md Tank <text:s text:c="2"/>15</text:p>
      <text:p text:style-name="Preformatted_20_Text"><text:s text:c="8"/>Neotank <text:s text:c="2"/>15</text:p>
      <text:p text:style-name="Preformatted_20_Text"><text:s text:c="8"/>APC <text:s text:c="6"/>75</text:p>
      <text:p text:style-name="Preformatted_20_Text"><text:s text:c="8"/>Artlry <text:s text:c="3"/>70</text:p>
      <text:p text:style-name="Preformatted_20_Text"><text:s text:c="8"/>Rockets <text:s text:c="2"/>85</text:p>
      <text:p text:style-name="Preformatted_20_Text"><text:s text:c="8"/>A-Air <text:s text:c="4"/>65</text:p>
      <text:p text:style-name="Preformatted_20_Text"><text:s text:c="8"/>Missiles <text:s/>85</text:p>
      <text:p text:style-name="Preformatted_20_Text"><text:s text:c="8"/>B Cptr <text:s text:c="4"/>9</text:p>
      <text:p text:style-name="Preformatted_20_Text"><text:s text:c="8"/>T Cptr <text:s text:c="3"/>35</text:p>
      <text:p text:style-name="Preformatted_20_Text"><text:s text:c="8"/>Pipe <text:s text:c="5"/>15</text:p>
      <text:p text:style-name="Preformatted_20_Text">Recon:</text:p>
      <text:p text:style-name="Preformatted_20_Text">vs. <text:s text:c="4"/>Infantry <text:s/>70</text:p>
      <text:p text:style-name="Preformatted_20_Text"><text:s text:c="8"/>Mech <text:s text:c="5"/>65</text:p>
      <text:p text:style-name="Preformatted_20_Text"><text:s text:c="8"/>Recon <text:s text:c="4"/>35</text:p>
      <text:p text:style-name="Preformatted_20_Text"><text:s text:c="8"/>Tank <text:s text:c="6"/>6</text:p>
      <text:p text:style-name="Preformatted_20_Text"><text:s text:c="8"/>Md Tank <text:s text:c="3"/>1</text:p>
      <text:p text:style-name="Preformatted_20_Text"><text:s text:c="8"/>Neotank <text:s text:c="3"/>1</text:p>
      <text:p text:style-name="Preformatted_20_Text"><text:s text:c="8"/>APC <text:s text:c="6"/>45</text:p>
      <text:p text:style-name="Preformatted_20_Text"><text:s text:c="8"/>Artlry <text:s text:c="3"/>45</text:p>
      <text:p text:style-name="Preformatted_20_Text"><text:s text:c="8"/>Rockets <text:s text:c="2"/>55</text:p>
      <text:p text:style-name="Preformatted_20_Text"><text:s text:c="8"/>A-Air <text:s text:c="5"/>4</text:p>
      <text:p text:style-name="Preformatted_20_Text"><text:s text:c="8"/>Missiles <text:s/>28</text:p>
      <text:p text:style-name="Preformatted_20_Text"><text:s text:c="8"/>B Cptr <text:s text:c="3"/>10</text:p>
      <text:p text:style-name="Preformatted_20_Text"><text:s text:c="8"/>T Cptr <text:s text:c="3"/>35</text:p>
      <text:p text:style-name="Preformatted_20_Text"><text:s text:c="8"/>Pipe <text:s text:c="6"/>1</text:p>
      <text:p text:style-name="Preformatted_20_Text">Tank:</text:p>
      <text:p text:style-name="Preformatted_20_Text">vs. <text:s text:c="4"/>Infantry <text:s/>75</text:p>
      <text:p text:style-name="Preformatted_20_Text"><text:s text:c="8"/>Mech <text:s text:c="5"/>70</text:p>
      <text:p text:style-name="Preformatted_20_Text"><text:s text:c="8"/>Recon <text:s text:c="4"/>85</text:p>
      <text:p text:style-name="Preformatted_20_Text"><text:s text:c="8"/>Tank <text:s text:c="5"/>55</text:p>
      <text:p text:style-name="Preformatted_20_Text"><text:s text:c="8"/>Md Tank <text:s text:c="2"/>15</text:p>
      <text:p text:style-name="Preformatted_20_Text"><text:s text:c="8"/>Neotank <text:s text:c="2"/>15</text:p>
      <text:p text:style-name="Preformatted_20_Text"><text:s text:c="8"/>APC <text:s text:c="6"/>75</text:p>
      <text:p text:style-name="Preformatted_20_Text"><text:s text:c="8"/>Artlry <text:s text:c="3"/>70</text:p>
      <text:p text:style-name="Preformatted_20_Text"><text:s text:c="8"/>Rockets <text:s text:c="2"/>85</text:p>
      <text:p text:style-name="Preformatted_20_Text"><text:s text:c="8"/>A-Air <text:s text:c="4"/>65</text:p>
      <text:p text:style-name="Preformatted_20_Text"><text:s text:c="8"/>Missiles <text:s/>85</text:p>
      <text:p text:style-name="Preformatted_20_Text"><text:s text:c="8"/>B Cptr <text:s text:c="3"/>10</text:p>
      <text:p text:style-name="Preformatted_20_Text"><text:s text:c="8"/>T Cptr <text:s text:c="3"/>40</text:p>
      <text:p text:style-name="Preformatted_20_Text"><text:s text:c="8"/>B Ship <text:s text:c="4"/>1</text:p>
      <text:p text:style-name="Preformatted_20_Text"><text:s text:c="8"/>Lander <text:s text:c="3"/>10</text:p>
      <text:p text:style-name="Preformatted_20_Text"><text:s text:c="8"/>Cruiser <text:s text:c="3"/>5</text:p>
      <text:p text:style-name="Preformatted_20_Text"><text:s text:c="8"/>Sub <text:s text:c="7"/>1</text:p>
      <text:p text:style-name="Preformatted_20_Text"><text:s text:c="8"/>Pipe <text:s text:c="5"/>15</text:p>
      <text:p text:style-name="Preformatted_20_Text">Md Tank:</text:p>
      <text:p text:style-name="Preformatted_20_Text">vs. <text:s text:c="4"/>Infantry 105</text:p>
      <text:p text:style-name="Preformatted_20_Text"><text:s text:c="8"/>Mech <text:s text:c="5"/>95</text:p>
      <text:p text:style-name="Preformatted_20_Text"><text:s text:c="8"/>Recon <text:s text:c="3"/>105</text:p>
      <text:p text:style-name="Preformatted_20_Text"><text:s text:c="8"/>Tank <text:s text:c="5"/>85</text:p>
      <text:p text:style-name="Preformatted_20_Text"><text:s text:c="8"/>Md Tank <text:s text:c="2"/>55</text:p>
      <text:p text:style-name="Preformatted_20_Text"><text:soft-page-break/><text:s text:c="8"/>Neotank <text:s text:c="2"/>45</text:p>
      <text:p text:style-name="Preformatted_20_Text"><text:s text:c="8"/>APC <text:s text:c="5"/>105</text:p>
      <text:p text:style-name="Preformatted_20_Text"><text:s text:c="8"/>Artlry <text:s text:c="2"/>105</text:p>
      <text:p text:style-name="Preformatted_20_Text"><text:s text:c="8"/>Rockets <text:s/>105</text:p>
      <text:p text:style-name="Preformatted_20_Text"><text:s text:c="8"/>A-Air <text:s text:c="3"/>105</text:p>
      <text:p text:style-name="Preformatted_20_Text"><text:s text:c="8"/>Missiles 105</text:p>
      <text:p text:style-name="Preformatted_20_Text"><text:s text:c="8"/>B Cptr <text:s text:c="3"/>12</text:p>
      <text:p text:style-name="Preformatted_20_Text"><text:s text:c="8"/>T Cptr <text:s text:c="3"/>45</text:p>
      <text:p text:style-name="Preformatted_20_Text"><text:s text:c="8"/>B Ship <text:s text:c="3"/>10</text:p>
      <text:p text:style-name="Preformatted_20_Text"><text:s text:c="8"/>Lander <text:s text:c="3"/>35</text:p>
      <text:p text:style-name="Preformatted_20_Text"><text:s text:c="8"/>Cruiser <text:s text:c="2"/>45</text:p>
      <text:p text:style-name="Preformatted_20_Text"><text:s text:c="8"/>Sub <text:s text:c="6"/>10</text:p>
      <text:p text:style-name="Preformatted_20_Text"><text:s text:c="8"/>Pipe <text:s text:c="5"/>55</text:p>
      <text:p text:style-name="Preformatted_20_Text">Neotank:</text:p>
      <text:p text:style-name="Preformatted_20_Text">vs. <text:s text:c="4"/>Infantry 125</text:p>
      <text:p text:style-name="Preformatted_20_Text"><text:s text:c="8"/>Mech <text:s text:c="4"/>115</text:p>
      <text:p text:style-name="Preformatted_20_Text"><text:s text:c="8"/>Recon <text:s text:c="3"/>125</text:p>
      <text:p text:style-name="Preformatted_20_Text"><text:s text:c="8"/>Tank <text:s text:c="4"/>105</text:p>
      <text:p text:style-name="Preformatted_20_Text"><text:s text:c="8"/>Md Tank <text:s text:c="2"/>75</text:p>
      <text:p text:style-name="Preformatted_20_Text"><text:s text:c="8"/>Neotank <text:s text:c="2"/>55</text:p>
      <text:p text:style-name="Preformatted_20_Text"><text:s text:c="8"/>APC <text:s text:c="5"/>125</text:p>
      <text:p text:style-name="Preformatted_20_Text"><text:s text:c="8"/>Artlry <text:s text:c="2"/>115</text:p>
      <text:p text:style-name="Preformatted_20_Text"><text:s text:c="8"/>Rockets <text:s/>125</text:p>
      <text:p text:style-name="Preformatted_20_Text"><text:s text:c="8"/>A-Air <text:s text:c="3"/>115</text:p>
      <text:p text:style-name="Preformatted_20_Text"><text:s text:c="8"/>Missiles 125</text:p>
      <text:p text:style-name="Preformatted_20_Text"><text:s text:c="8"/>B Cptr <text:s text:c="3"/>22</text:p>
      <text:p text:style-name="Preformatted_20_Text"><text:s text:c="8"/>T Cptr <text:s text:c="3"/>55</text:p>
      <text:p text:style-name="Preformatted_20_Text"><text:s text:c="8"/>B Ship <text:s text:c="3"/>15</text:p>
      <text:p text:style-name="Preformatted_20_Text"><text:s text:c="8"/>Lander <text:s text:c="3"/>40</text:p>
      <text:p text:style-name="Preformatted_20_Text"><text:s text:c="8"/>Cruiser <text:s text:c="2"/>50</text:p>
      <text:p text:style-name="Preformatted_20_Text"><text:s text:c="8"/>Sub <text:s text:c="6"/>15</text:p>
      <text:p text:style-name="Preformatted_20_Text"><text:s text:c="8"/>Pipe <text:s text:c="5"/>75</text:p>
      <text:p text:style-name="Preformatted_20_Text">Artlry:</text:p>
      <text:p text:style-name="Preformatted_20_Text">vs. <text:s text:c="4"/>Infantry <text:s/>90</text:p>
      <text:p text:style-name="Preformatted_20_Text"><text:s text:c="8"/>Mech <text:s text:c="5"/>85</text:p>
      <text:p text:style-name="Preformatted_20_Text"><text:s text:c="8"/>Recon <text:s text:c="4"/>80</text:p>
      <text:p text:style-name="Preformatted_20_Text"><text:s text:c="8"/>Tank <text:s text:c="5"/>70</text:p>
      <text:p text:style-name="Preformatted_20_Text"><text:s text:c="8"/>Md Tank <text:s text:c="2"/>45</text:p>
      <text:p text:style-name="Preformatted_20_Text"><text:s text:c="8"/>Neotank <text:s text:c="2"/>40</text:p>
      <text:p text:style-name="Preformatted_20_Text"><text:s text:c="8"/>APC <text:s text:c="6"/>70</text:p>
      <text:p text:style-name="Preformatted_20_Text"><text:s text:c="8"/>Artlry <text:s text:c="3"/>75</text:p>
      <text:p text:style-name="Preformatted_20_Text"><text:s text:c="8"/>Rockets <text:s text:c="2"/>80</text:p>
      <text:p text:style-name="Preformatted_20_Text"><text:s text:c="8"/>A-Air <text:s text:c="4"/>75</text:p>
      <text:p text:style-name="Preformatted_20_Text"><text:s text:c="8"/>Missiles <text:s/>80</text:p>
      <text:p text:style-name="Preformatted_20_Text"><text:s text:c="8"/>B Ship <text:s text:c="3"/>40</text:p>
      <text:p text:style-name="Preformatted_20_Text"><text:s text:c="8"/>Lander <text:s text:c="3"/>55</text:p>
      <text:p text:style-name="Preformatted_20_Text"><text:s text:c="8"/>Cruiser <text:s text:c="2"/>65</text:p>
      <text:p text:style-name="Preformatted_20_Text"><text:s text:c="8"/>Sub <text:s text:c="6"/>60</text:p>
      <text:p text:style-name="Preformatted_20_Text"><text:s text:c="8"/>Pipe <text:s text:c="5"/>45</text:p>
      <text:p text:style-name="Preformatted_20_Text">Rockets:</text:p>
      <text:p text:style-name="Preformatted_20_Text">vs. <text:s text:c="4"/>Infantry <text:s/>95</text:p>
      <text:p text:style-name="Preformatted_20_Text"><text:s text:c="8"/>Mech <text:s text:c="5"/>90</text:p>
      <text:p text:style-name="Preformatted_20_Text"><text:s text:c="8"/>Recon <text:s text:c="4"/>90</text:p>
      <text:p text:style-name="Preformatted_20_Text"><text:s text:c="8"/>Tank <text:s text:c="5"/>80</text:p>
      <text:p text:style-name="Preformatted_20_Text"><text:s text:c="8"/>Md Tank <text:s text:c="2"/>55</text:p>
      <text:p text:style-name="Preformatted_20_Text"><text:s text:c="8"/>Neotank <text:s text:c="2"/>50</text:p>
      <text:p text:style-name="Preformatted_20_Text"><text:s text:c="8"/>APC <text:s text:c="6"/>80</text:p>
      <text:p text:style-name="Preformatted_20_Text"><text:s text:c="8"/>Artlry <text:s text:c="3"/>80</text:p>
      <text:p text:style-name="Preformatted_20_Text"><text:s text:c="8"/>Rockets <text:s text:c="2"/>85</text:p>
      <text:p text:style-name="Preformatted_20_Text"><text:s text:c="8"/>A-Air <text:s text:c="4"/>85</text:p>
      <text:p text:style-name="Preformatted_20_Text"><text:s text:c="8"/>Missiles <text:s/>90</text:p>
      <text:p text:style-name="Preformatted_20_Text"><text:s text:c="8"/>B Ship <text:s text:c="3"/>55</text:p>
      <text:p text:style-name="Preformatted_20_Text"><text:s text:c="8"/>Lander <text:s text:c="3"/>60</text:p>
      <text:p text:style-name="Preformatted_20_Text"><text:s text:c="8"/>Cruiser <text:s text:c="2"/>85</text:p>
      <text:p text:style-name="Preformatted_20_Text"><text:soft-page-break/><text:s text:c="8"/>Sub <text:s text:c="6"/>85</text:p>
      <text:p text:style-name="Preformatted_20_Text"><text:s text:c="8"/>Pipe <text:s text:c="5"/>55</text:p>
      <text:p text:style-name="Preformatted_20_Text">A-Air:</text:p>
      <text:p text:style-name="Preformatted_20_Text">vs. <text:s text:c="4"/>Infantry 105</text:p>
      <text:p text:style-name="Preformatted_20_Text"><text:s text:c="8"/>Mech <text:s text:c="4"/>105</text:p>
      <text:p text:style-name="Preformatted_20_Text"><text:s text:c="8"/>Recon <text:s text:c="4"/>60</text:p>
      <text:p text:style-name="Preformatted_20_Text"><text:s text:c="8"/>Tank <text:s text:c="5"/>25</text:p>
      <text:p text:style-name="Preformatted_20_Text"><text:s text:c="8"/>Md Tank <text:s text:c="2"/>10</text:p>
      <text:p text:style-name="Preformatted_20_Text"><text:s text:c="8"/>Neotank <text:s text:c="3"/>5</text:p>
      <text:p text:style-name="Preformatted_20_Text"><text:s text:c="8"/>APC <text:s text:c="6"/>50</text:p>
      <text:p text:style-name="Preformatted_20_Text"><text:s text:c="8"/>Artlry <text:s text:c="3"/>50</text:p>
      <text:p text:style-name="Preformatted_20_Text"><text:s text:c="8"/>Rockets <text:s text:c="2"/>55</text:p>
      <text:p text:style-name="Preformatted_20_Text"><text:s text:c="8"/>A-Air <text:s text:c="4"/>45</text:p>
      <text:p text:style-name="Preformatted_20_Text"><text:s text:c="8"/>Missiles <text:s/>55</text:p>
      <text:p text:style-name="Preformatted_20_Text"><text:s text:c="8"/>B Cptr <text:s text:c="2"/>120</text:p>
      <text:p text:style-name="Preformatted_20_Text"><text:s text:c="8"/>T Cptr <text:s text:c="2"/>120</text:p>
      <text:p text:style-name="Preformatted_20_Text"><text:s text:c="8"/>Fighter <text:s text:c="2"/>65</text:p>
      <text:p text:style-name="Preformatted_20_Text"><text:s text:c="8"/>Bomber <text:s text:c="3"/>75</text:p>
      <text:p text:style-name="Preformatted_20_Text"><text:s text:c="8"/>Pipe <text:s text:c="5"/>10</text:p>
      <text:p text:style-name="Preformatted_20_Text">Missiles:</text:p>
      <text:p text:style-name="Preformatted_20_Text">vs. <text:s text:c="4"/>B Cptr <text:s text:c="2"/>120</text:p>
      <text:p text:style-name="Preformatted_20_Text"><text:s text:c="8"/>T Cptr <text:s text:c="2"/>120</text:p>
      <text:p text:style-name="Preformatted_20_Text"><text:s text:c="8"/>Fighter <text:s/>100</text:p>
      <text:p text:style-name="Preformatted_20_Text"><text:s text:c="8"/>Bomber <text:s text:c="2"/>100</text:p>
      <text:p text:style-name="Preformatted_20_Text">B Cptr:</text:p>
      <text:p text:style-name="Preformatted_20_Text">vs. <text:s text:c="4"/>Infantry <text:s/>75</text:p>
      <text:p text:style-name="Preformatted_20_Text"><text:s text:c="8"/>Mech <text:s text:c="5"/>75</text:p>
      <text:p text:style-name="Preformatted_20_Text"><text:s text:c="8"/>Recon <text:s text:c="4"/>55</text:p>
      <text:p text:style-name="Preformatted_20_Text"><text:s text:c="8"/>Tank <text:s text:c="5"/>55</text:p>
      <text:p text:style-name="Preformatted_20_Text"><text:s text:c="8"/>Md Tank <text:s text:c="2"/>25</text:p>
      <text:p text:style-name="Preformatted_20_Text"><text:s text:c="8"/>Neotank <text:s text:c="2"/>20</text:p>
      <text:p text:style-name="Preformatted_20_Text"><text:s text:c="8"/>APC <text:s text:c="6"/>60</text:p>
      <text:p text:style-name="Preformatted_20_Text"><text:s text:c="8"/>Artlry <text:s text:c="3"/>65</text:p>
      <text:p text:style-name="Preformatted_20_Text"><text:s text:c="8"/>Rockets <text:s text:c="2"/>65</text:p>
      <text:p text:style-name="Preformatted_20_Text"><text:s text:c="8"/>A-Air <text:s text:c="4"/>25</text:p>
      <text:p text:style-name="Preformatted_20_Text"><text:s text:c="8"/>Missiles <text:s/>65</text:p>
      <text:p text:style-name="Preformatted_20_Text"><text:s text:c="8"/>B Cptr <text:s text:c="3"/>65</text:p>
      <text:p text:style-name="Preformatted_20_Text"><text:s text:c="8"/>T Cptr <text:s text:c="3"/>95</text:p>
      <text:p text:style-name="Preformatted_20_Text"><text:s text:c="8"/>B Ship <text:s text:c="3"/>25</text:p>
      <text:p text:style-name="Preformatted_20_Text"><text:s text:c="8"/>Lander <text:s text:c="3"/>25</text:p>
      <text:p text:style-name="Preformatted_20_Text"><text:s text:c="8"/>Cruiser <text:s text:c="2"/>55</text:p>
      <text:p text:style-name="Preformatted_20_Text"><text:s text:c="8"/>Sub <text:s text:c="6"/>25</text:p>
      <text:p text:style-name="Preformatted_20_Text"><text:s text:c="8"/>Pipe <text:s text:c="5"/>25</text:p>
      <text:p text:style-name="Preformatted_20_Text">Fighter:</text:p>
      <text:p text:style-name="Preformatted_20_Text">vs. <text:s text:c="4"/>B Cptr <text:s text:c="2"/>100</text:p>
      <text:p text:style-name="Preformatted_20_Text"><text:s text:c="8"/>T Cptr <text:s text:c="2"/>100</text:p>
      <text:p text:style-name="Preformatted_20_Text"><text:s text:c="8"/>Fighter <text:s text:c="2"/>55</text:p>
      <text:p text:style-name="Preformatted_20_Text"><text:s text:c="8"/>Bomber <text:s text:c="2"/>100</text:p>
      <text:p text:style-name="Preformatted_20_Text">Bomber:</text:p>
      <text:p text:style-name="Preformatted_20_Text">vs. <text:s text:c="4"/>Infantry 110</text:p>
      <text:p text:style-name="Preformatted_20_Text"><text:s text:c="8"/>Mech <text:s text:c="4"/>110</text:p>
      <text:p text:style-name="Preformatted_20_Text"><text:s text:c="8"/>Recon <text:s text:c="3"/>105</text:p>
      <text:p text:style-name="Preformatted_20_Text"><text:s text:c="8"/>Tank <text:s text:c="4"/>105</text:p>
      <text:p text:style-name="Preformatted_20_Text"><text:s text:c="8"/>Md Tank <text:s text:c="2"/>95</text:p>
      <text:p text:style-name="Preformatted_20_Text"><text:s text:c="8"/>Neotank <text:s text:c="2"/>90</text:p>
      <text:p text:style-name="Preformatted_20_Text"><text:s text:c="8"/>APC <text:s text:c="5"/>105</text:p>
      <text:p text:style-name="Preformatted_20_Text"><text:s text:c="8"/>Artlry <text:s text:c="2"/>105</text:p>
      <text:p text:style-name="Preformatted_20_Text"><text:s text:c="8"/>Rockets <text:s/>105</text:p>
      <text:p text:style-name="Preformatted_20_Text"><text:s text:c="8"/>A-Air <text:s text:c="4"/>95</text:p>
      <text:p text:style-name="Preformatted_20_Text"><text:s text:c="8"/>Missiles 105</text:p>
      <text:p text:style-name="Preformatted_20_Text"><text:s text:c="8"/>B Ship <text:s text:c="3"/>75</text:p>
      <text:p text:style-name="Preformatted_20_Text"><text:s text:c="8"/>Lander <text:s text:c="3"/>95</text:p>
      <text:p text:style-name="Preformatted_20_Text"><text:s text:c="8"/>Cruiser <text:s text:c="2"/>85</text:p>
      <text:p text:style-name="Preformatted_20_Text"><text:s text:c="8"/>Sub <text:s text:c="6"/>95</text:p>
      <text:p text:style-name="Preformatted_20_Text"><text:soft-page-break/><text:s text:c="8"/>Pipe <text:s text:c="5"/>95</text:p>
      <text:p text:style-name="Preformatted_20_Text">B Ship:</text:p>
      <text:p text:style-name="Preformatted_20_Text">vs. <text:s text:c="4"/>Infantry <text:s/>95</text:p>
      <text:p text:style-name="Preformatted_20_Text"><text:s text:c="8"/>Mech <text:s text:c="5"/>90</text:p>
      <text:p text:style-name="Preformatted_20_Text"><text:s text:c="8"/>Recon <text:s text:c="4"/>90</text:p>
      <text:p text:style-name="Preformatted_20_Text"><text:s text:c="8"/>Tank <text:s text:c="5"/>80</text:p>
      <text:p text:style-name="Preformatted_20_Text"><text:s text:c="8"/>Md Tank <text:s text:c="2"/>55</text:p>
      <text:p text:style-name="Preformatted_20_Text"><text:s text:c="8"/>Neotank <text:s text:c="2"/>50</text:p>
      <text:p text:style-name="Preformatted_20_Text"><text:s text:c="8"/>APC <text:s text:c="6"/>80</text:p>
      <text:p text:style-name="Preformatted_20_Text"><text:s text:c="8"/>Artlry <text:s text:c="3"/>80</text:p>
      <text:p text:style-name="Preformatted_20_Text"><text:s text:c="8"/>Rockets <text:s text:c="2"/>85</text:p>
      <text:p text:style-name="Preformatted_20_Text"><text:s text:c="8"/>A-Air <text:s text:c="4"/>85</text:p>
      <text:p text:style-name="Preformatted_20_Text"><text:s text:c="8"/>Missiles <text:s/>90</text:p>
      <text:p text:style-name="Preformatted_20_Text"><text:s text:c="8"/>B Ship <text:s text:c="3"/>50</text:p>
      <text:p text:style-name="Preformatted_20_Text"><text:s text:c="8"/>Lander <text:s text:c="3"/>95</text:p>
      <text:p text:style-name="Preformatted_20_Text"><text:s text:c="8"/>Cruiser <text:s text:c="2"/>95</text:p>
      <text:p text:style-name="Preformatted_20_Text"><text:s text:c="8"/>Sub <text:s text:c="6"/>95</text:p>
      <text:p text:style-name="Preformatted_20_Text"><text:s text:c="8"/>Pipe <text:s text:c="5"/>55</text:p>
      <text:p text:style-name="Preformatted_20_Text">Cruiser:</text:p>
      <text:p text:style-name="Preformatted_20_Text">vs. <text:s text:c="4"/>B Cptr <text:s text:c="2"/>115</text:p>
      <text:p text:style-name="Preformatted_20_Text"><text:s text:c="8"/>T Cptr <text:s text:c="2"/>115</text:p>
      <text:p text:style-name="Preformatted_20_Text"><text:s text:c="8"/>Fighter <text:s text:c="2"/>55</text:p>
      <text:p text:style-name="Preformatted_20_Text"><text:s text:c="8"/>Bomber <text:s text:c="3"/>65</text:p>
      <text:p text:style-name="Preformatted_20_Text"><text:s text:c="8"/>Sub <text:s text:c="6"/>90</text:p>
      <text:p text:style-name="Preformatted_20_Text">Sub:</text:p>
      <text:p text:style-name="Preformatted_20_Text">vs. <text:s text:c="4"/>B Ship <text:s text:c="3"/>55</text:p>
      <text:p text:style-name="Preformatted_20_Text"><text:s text:c="8"/>Lander <text:s text:c="3"/>95</text:p>
      <text:p text:style-name="Preformatted_20_Text"><text:s text:c="8"/>Cruiser <text:s text:c="2"/>25</text:p>
      <text:p text:style-name="Preformatted_20_Text"><text:s text:c="8"/>Sub <text:s text:c="6"/>55</text:p>
      <text:p text:style-name="Preformatted_20_Text"/>
      <text:p text:style-name="Preformatted_20_Text">Infantry = Infantry, Mech</text:p>
      <text:p text:style-name="Preformatted_20_Text">Direct Units = Recon, Tank, Md Tank, Neotank, A-Air, B Cptr, Fighter, Bomber,</text:p>
      <text:p text:style-name="Preformatted_20_Text">Cruiser, Sub</text:p>
      <text:p text:style-name="Preformatted_20_Text">Indirect Units = Artlry, Rockets, Missiles, B Ship</text:p>
      <text:p text:style-name="Preformatted_20_Text">Vehicles = Recon, Tank, Md Tank, Neotank, APC, Artlry, Rockets, A-Air, Missiles</text:p>
      <text:p text:style-name="Preformatted_20_Text">Air Units = B Cptr, T Cptr, Fighter, Bomber</text:p>
      <text:p text:style-name="Preformatted_20_Text">Naval Units = B Ship, Lander, Cruiser, Sub</text:p>
      <text:p text:style-name="Preformatted_20_Text"/>
      <text:p text:style-name="Preformatted_20_Text">#5 Offense Modifiers</text:p>
      <text:p text:style-name="Preformatted_20_Text"/>
      <text:p text:style-name="Preformatted_20_Text">Loss of hit points decrease damage by 10% per hit point lost</text:p>
      <text:p text:style-name="Preformatted_20_Text">For example, a unit with 5 hit points decreases damage by 50% (0.5)</text:p>
      <text:p text:style-name="Preformatted_20_Text">A unit with 8 hit points only decreases 20% (0.8)</text:p>
      <text:p text:style-name="Preformatted_20_Text"/>
      <text:p text:style-name="Preformatted_20_Text">Andy increases all unit damage by 20% (1.2) using Hyper Upgrade</text:p>
      <text:p text:style-name="Preformatted_20_Text"/>
      <text:p text:style-name="Preformatted_20_Text">Max increases direct unit damage by 20% (1.2)</text:p>
      <text:p text:style-name="Preformatted_20_Text">Max decreases indirect unit damage by 10% (0.9)</text:p>
      <text:p text:style-name="Preformatted_20_Text">Max increases direct unit damage by 40% (1.4) using Max Force</text:p>
      <text:p text:style-name="Preformatted_20_Text">Max increases direct unit damage by 60% (1.6) using Max Blast</text:p>
      <text:p text:style-name="Preformatted_20_Text"/>
      <text:p text:style-name="Preformatted_20_Text">Sami increases infantry damage by 30% (1.3)</text:p>
      <text:p text:style-name="Preformatted_20_Text">Sami decreases direct unit damage by 10% (0.9)</text:p>
      <text:p text:style-name="Preformatted_20_Text">Sami increases infantry damage by 50% (1.5) using Double Time</text:p>
      <text:p text:style-name="Preformatted_20_Text">Sami increases infantry damage by 80% (1.8) using Victory March</text:p>
      <text:p text:style-name="Preformatted_20_Text"/>
      <text:p text:style-name="Preformatted_20_Text">Grit increases indirect unit damage by 20% (1.2)</text:p>
      <text:p text:style-name="Preformatted_20_Text">Grit decreases direct unit damage by 20% (0.8)</text:p>
      <text:p text:style-name="Preformatted_20_Text">Grit increases indirect unit damage by 50% (1.5) using Snipe Attack or</text:p>
      <text:p text:style-name="Preformatted_20_Text">Super Snipe</text:p>
      <text:p text:style-name="Preformatted_20_Text"/>
      <text:p text:style-name="Preformatted_20_Text">Colin decreases all unit damage by 10% (0.9)</text:p>
      <text:p text:style-name="Preformatted_20_Text">Colin increases all unit damage by 3% per 1000G (0.03 x G) using Power of Money</text:p>
      <text:p text:style-name="Preformatted_20_Text"/>
      <text:p text:style-name="Preformatted_20_Text"><text:soft-page-break/>Kanbei increases all unit damage by 30% (1.3)</text:p>
      <text:p text:style-name="Preformatted_20_Text">Kanbei increases all unit damage by 50% (1.5) using Morale Boost or Samurai</text:p>
      <text:p text:style-name="Preformatted_20_Text">Spirit</text:p>
      <text:p text:style-name="Preformatted_20_Text"/>
      <text:p text:style-name="Preformatted_20_Text">Sensei increases infantry damage by 40% (1.4)</text:p>
      <text:p text:style-name="Preformatted_20_Text">Sensei increases B Cptr damage by 50% (1.5)</text:p>
      <text:p text:style-name="Preformatted_20_Text">Sensei decreases vehicle and naval unit damage by 10% (0.9)</text:p>
      <text:p text:style-name="Preformatted_20_Text">Sensei increases B Cptr damage by 75% (1.75) using Copter Command or Airborne</text:p>
      <text:p text:style-name="Preformatted_20_Text">Assault</text:p>
      <text:p text:style-name="Preformatted_20_Text"/>
      <text:p text:style-name="Preformatted_20_Text">Eagle increases air unit damage by 15% (1.15)</text:p>
      <text:p text:style-name="Preformatted_20_Text">Eagle decreases naval unit damage by 30% (0.7)</text:p>
      <text:p text:style-name="Preformatted_20_Text">Eagle increases air unit damage by 30% (1.3) using Lightning Drive or Lightning</text:p>
      <text:p text:style-name="Preformatted_20_Text">Strike</text:p>
      <text:p text:style-name="Preformatted_20_Text"/>
      <text:p text:style-name="Preformatted_20_Text">Drake decreases air unit damage by 30% (0.7)</text:p>
      <text:p text:style-name="Preformatted_20_Text"/>
      <text:p text:style-name="Preformatted_20_Text">Jess increases vehicle damage by 10% (1.1)</text:p>
      <text:p text:style-name="Preformatted_20_Text">Jess decreases infantry, air, and naval unit damage by 10% (0.9)</text:p>
      <text:p text:style-name="Preformatted_20_Text">Jess increases vehicle damage by 30% (1.3) using Turbo Charge</text:p>
      <text:p text:style-name="Preformatted_20_Text">Jess increases vehicle damage by 50% (1.5) using Overdrive</text:p>
      <text:p text:style-name="Preformatted_20_Text"/>
      <text:p text:style-name="Preformatted_20_Text">Lash increases all unit damage by 10% per star (1.1, 1.2, 1.3, 1.4)</text:p>
      <text:p text:style-name="Preformatted_20_Text">Lash doubles offense bunuses (1.2, 1.4, 1.6, 1.8) using Prime Tactics</text:p>
      <text:p text:style-name="Preformatted_20_Text"/>
      <text:p text:style-name="Preformatted_20_Text">Hawke increases all unit damage by 10% (1.1)</text:p>
      <text:p text:style-name="Preformatted_20_Text"/>
      <text:p text:style-name="Preformatted_20_Text">Sturm increases all unit damage by 20% (1.2)</text:p>
      <text:p text:style-name="Preformatted_20_Text">Sturm increases all unit damage by 40% (1.4) using Meteor Strike</text:p>
      <text:p text:style-name="Preformatted_20_Text"/>
      <text:p text:style-name="Preformatted_20_Text"/>
      <text:p text:style-name="Preformatted_20_Text">#6 Defense Modifiers</text:p>
      <text:p text:style-name="Preformatted_20_Text"/>
      <text:p text:style-name="Preformatted_20_Text">Terrain reduces damage by 1% per hit point per star</text:p>
      <text:p text:style-name="Preformatted_20_Text">For example, a Mech with 6 hit points on a mountain (4 stars) reduces damage</text:p>
      <text:p text:style-name="Preformatted_20_Text">by 24% (0.76)</text:p>
      <text:p text:style-name="Preformatted_20_Text">A Tank with 8 hit points on a city (3 stars) also reduces damage by 24% (0.76)</text:p>
      <text:p text:style-name="Preformatted_20_Text"/>
      <text:p text:style-name="Preformatted_20_Text">All COs reduce damage by 10% (0.9) when using CO powers or super CO powers if</text:p>
      <text:p text:style-name="Preformatted_20_Text">there is no other modifier listed</text:p>
      <text:p text:style-name="Preformatted_20_Text"/>
      <text:p text:style-name="Preformatted_20_Text">Kanbei reduces damage for all units by 30% (0.7)</text:p>
      <text:p text:style-name="Preformatted_20_Text">Kanbei reduces damage for all units by 40% (0.6) using Morale Boost</text:p>
      <text:p text:style-name="Preformatted_20_Text">Kanbei reduces damage for all units by 60% (0.4) using Samurai Spirit</text:p>
      <text:p text:style-name="Preformatted_20_Text"/>
      <text:p text:style-name="Preformatted_20_Text">Eagle reduces damage for air units by 10% (0.9)</text:p>
      <text:p text:style-name="Preformatted_20_Text">Eagle reduces damage for air units by 30% (0.7) using Lightning Drive or</text:p>
      <text:p text:style-name="Preformatted_20_Text">Lightning Strike</text:p>
      <text:p text:style-name="Preformatted_20_Text"/>
      <text:p text:style-name="Preformatted_20_Text">Drake reduces damage for naval units by 10% (0.9)</text:p>
      <text:p text:style-name="Preformatted_20_Text">Drake reduces damage for naval units by 20% (0.8) using Tsunami or Typhoon</text:p>
      <text:p text:style-name="Preformatted_20_Text"/>
      <text:p text:style-name="Preformatted_20_Text">Lash reduces damage for all units depending on how many stars the terrain has</text:p>
      <text:p text:style-name="Preformatted_20_Text">using Prime Tactics</text:p>
      <text:p text:style-name="Preformatted_20_Text">0 stars = 10% (0.9)</text:p>
      <text:p text:style-name="Preformatted_20_Text">1 star <text:s/>= 15% (0.85)</text:p>
      <text:p text:style-name="Preformatted_20_Text">2 stars = 20% (0.8)</text:p>
      <text:p text:style-name="Preformatted_20_Text">3 stars = 30% (0.7)</text:p>
      <text:p text:style-name="Preformatted_20_Text">4 stars = 50% (0.5)</text:p>
      <text:p text:style-name="Preformatted_20_Text">This is in addition to the doubled star terrain bonus</text:p>
      <text:p text:style-name="Preformatted_20_Text"/>
      <text:p text:style-name="Preformatted_20_Text">Sturm reduces damage for all units by 20% (0.8)</text:p>
      <text:p text:style-name="Preformatted_20_Text">Sturm reduces damage for all units by 50% (0.5) using Meteor Strike</text:p>
      <text:p text:style-name="Preformatted_20_Text"/>
      <text:p text:style-name="Preformatted_20_Text"><text:soft-page-break/>#7 Calculation Rules</text:p>
      <text:p text:style-name="Preformatted_20_Text"/>
      <text:p text:style-name="Preformatted_20_Text">First, take the base damage of the attacking unit</text:p>
      <text:p text:style-name="Preformatted_20_Text">Then, multiply in any modifiers based on COs, terrain, HP, and powers in use</text:p>
      <text:p text:style-name="Preformatted_20_Text">Multiply them all separately, don't add them together and multiply once</text:p>
      <text:p text:style-name="Preformatted_20_Text">The final number, after dropping the decimal, should be the number shown on</text:p>
      <text:p text:style-name="Preformatted_20_Text">the attack</text:p>
      <text:p text:style-name="Preformatted_20_Text"/>
      <text:p text:style-name="Preformatted_20_Text">Examples:</text:p>
      <text:p text:style-name="Preformatted_20_Text">Max attacks with a Tank against Kanbei's Mech unit on a mountain (4 stars)</text:p>
      <text:p text:style-name="Preformatted_20_Text">Initial damage is 70</text:p>
      <text:p text:style-name="Preformatted_20_Text">Max adds 20% (1.2) to the attack</text:p>
      <text:p text:style-name="Preformatted_20_Text">Terrain reduces damage by 40% (0.6)</text:p>
      <text:p text:style-name="Preformatted_20_Text">Kanbei reduces damage by 30% (0.7)</text:p>
      <text:p text:style-name="Preformatted_20_Text">Multiply 70 x 1.2 x 0.6 x 0.7</text:p>
      <text:p text:style-name="Preformatted_20_Text">Answer is 35.28, so the game should show 35%</text:p>
      <text:p text:style-name="Preformatted_20_Text"/>
      <text:p text:style-name="Preformatted_20_Text">If Max's Tank had 7 HP, and Kanbei's Mech had 4 HP, it changes a bit</text:p>
      <text:p text:style-name="Preformatted_20_Text">Initial damage is still 70</text:p>
      <text:p text:style-name="Preformatted_20_Text">7 HP means only 70% attack power (0.7)</text:p>
      <text:p text:style-name="Preformatted_20_Text">Max still adds 20% (1.2)</text:p>
      <text:p text:style-name="Preformatted_20_Text">Terrain now reduces damage by 16% (0.84) because of the Mech's 4 HP</text:p>
      <text:p text:style-name="Preformatted_20_Text">Kanbei still reduces damage by 30% (0.7)</text:p>
      <text:p text:style-name="Preformatted_20_Text">Multiply 70 x 0.7 x 1.2 x 0.84 x 0.7</text:p>
      <text:p text:style-name="Preformatted_20_Text">Answer is 34.5744, so the game should show 34%</text:p>
      <text:p text:style-name="Preformatted_20_Text"/>
      <text:p text:style-name="Preformatted_20_Text">If they also use their super CO powers (Kanbei used his last turn, Max this</text:p>
      <text:p text:style-name="Preformatted_20_Text">turn)</text:p>
      <text:p text:style-name="Preformatted_20_Text">Initial damage 70</text:p>
      <text:p text:style-name="Preformatted_20_Text">7 HP = 70% (0.7)</text:p>
      <text:p text:style-name="Preformatted_20_Text">Max adds 60% (1.6) for using Max Blast</text:p>
      <text:p text:style-name="Preformatted_20_Text">Terrain 4 HP x 4 stars is 16% (0.84)</text:p>
      <text:p text:style-name="Preformatted_20_Text">Kanbei reduces by 60% (0.4) for using Samurai Spirit</text:p>
      <text:p text:style-name="Preformatted_20_Text">Multiply 70 x 0.7 x 1.6 x 0.84 x 0.4</text:p>
      <text:p text:style-name="Preformatted_20_Text">Answer is 26.3424 so the game should show 26%</text:p>
      <text:p text:style-name="Preformatted_20_Text"/>
      <text:p text:style-name="Preformatted_20_Text">Multiplication order isn't important, but you need to choose the correct</text:p>
      <text:p text:style-name="Preformatted_20_Text">modifiers</text:p>
      <text:p text:style-name="Preformatted_20_Text">Only Colin uses both his original modifier when he uses Power of Money</text:p>
      <text:p text:style-name="Preformatted_20_Text">Others don't add their original modifier using Co or Super CO powers</text:p>
      <text:p text:style-name="Preformatted_20_Text"/>
      <text:p text:style-name="Preformatted_20_Text">#8 Random Notes</text:p>
      <text:p text:style-name="Preformatted_20_Text"/>
      <text:p text:style-name="Preformatted_20_Text">Sometimes the calculation is off by 1%, and I haven't figured out why yet.</text:p>
      <text:p text:style-name="Preformatted_20_Text"/>
      <text:p text:style-name="Preformatted_20_Text">Remember that this only calculates the percentage shown, not actual damage,</text:p>
      <text:p text:style-name="Preformatted_20_Text">so using it to predict counter damage isn't always reliable.</text:p>
      <text:p text:style-name="Preformatted_20_Text"/>
      <text:p text:style-name="Preformatted_20_Text">Nell does more than the shown percentage sometimes, but I don't have any idea</text:p>
      <text:p text:style-name="Preformatted_20_Text">how to calculate it.</text:p>
      <text:p text:style-name="Preformatted_20_Text"/>
      <text:p text:style-name="Preformatted_20_Text">Sonja does less damage than the shown percentage sometimes, unless she's using</text:p>
      <text:p text:style-name="Preformatted_20_Text">Counter Break, but I don't know how to calculate it.</text:p>
      <text:p text:style-name="Preformatted_20_Text"/>
      <text:p text:style-name="Preformatted_20_Text">I have not extensively tested Colin's offense bonus with Power of Money, and</text:p>
      <text:p text:style-name="Preformatted_20_Text">it may be WAY off for some numbers</text:p>
      <text:p text:style-name="Preformatted_20_Text"/>
      <text:p text:style-name="Preformatted_20_Text">I have not extensively tested Lash's defense bonus with Prime Tactics, because</text:p>
      <text:p text:style-name="Preformatted_20_Text">it seems to be different for different HP values</text:p>
      <text:p text:style-name="Preformatted_20_Text"/>
      <text:p text:style-name="Preformatted_20_Text">#9 Credits</text:p>
      <text:p text:style-name="Preformatted_20_Text"/>
      <text:p text:style-name="Preformatted_20_Text">All trademarks and copyrights contained in this document are owned by their</text:p>
      <text:p text:style-name="Preformatted_20_Text">respective trademark and copyright holders.</text:p>
      <text:p text:style-name="Preformatted_20_Text"><text:soft-page-break/></text:p>
      <text:p text:style-name="Preformatted_20_Text">Copyright 2004 Samuel Wilder</text:p>
      <text:p text:style-name="Preformatted_20_Text">Please do not post this without my prior consent. <text:s/>Currently, it should only</text:p>
      <text:p text:style-name="Preformatted_20_Text">be posted at http://gamefaqs.com</text:p>
      <text:p text:style-name="P3">Feel free to use it for your own private calculation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29T15:36:43.13</meta:creation-date>
    <dc:date>2017-08-30T22:13:36.03</dc:date>
    <meta:editing-duration>PT1H57M4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8" meta:paragraph-count="389" meta:word-count="1796" meta:character-count="11538"/>
  </office:meta>
</office:document-meta>
</file>